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47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1])" office:value-type="float" office:value="56">
            <text:p>56</text:p>
          </table:table-cell>
          <table:table-cell table:number-columns-repeated="253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15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3T15:48:00</dc:date>
    <dc:language>fr-FR</dc:language>
    <meta:editing-cycles>76</meta:editing-cycles>
    <meta:editing-duration>P2DT0H45M41S</meta:editing-duration>
    <meta:user-defined meta:name="Info 1"/>
    <meta:user-defined meta:name="Info 2"/>
    <meta:user-defined meta:name="Info 3"/>
    <meta:user-defined meta:name="Info 4"/>
    <meta:document-statistic meta:table-count="2" meta:cell-count="64"/>
  </office:meta>
</office:document-meta>
</file>